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06">
            <text:p>0.06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61">
            <text:p>61</text:p>
          </table:table-cell>
          <table:table-cell office:value-type="float" office:value="939">
            <text:p>939</text:p>
          </table:table-cell>
        </table:table-row>
        <table:table-row>
          <table:table-cell office:value-type="float" office:value="0.37">
            <text:p>0.37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7">
            <text:p>0.17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3">
            <text:p>0.23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48">
            <text:p>48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5">
            <text:p>0.25</text:p>
          </table:table-cell>
          <table:table-cell office:value-type="float" office:value="45">
            <text:p>45</text:p>
          </table:table-cell>
          <table:table-cell office:value-type="float" office:value="118">
            <text:p>118</text:p>
          </table:table-cell>
          <table:table-cell office:value-type="float" office:value="67">
            <text:p>67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9">
            <text:p>0.19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3">
            <text:p>0.33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2">
            <text:p>0.42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7">
            <text:p>0.27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